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E000002D89E460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bea6" officeooo:paragraph-rsid="0015be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14.356cm" draw:z-index="0"><draw:image xlink:href="Pictures/100000000000035E000002D89E4600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28:44.890524952</meta:creation-date>
    <dc:date>2024-09-30T12:34:16.260574919</dc:date>
    <meta:editing-duration>PT5M31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